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lineBlockParent.getChildAre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lineBlockParent.InlineBlockPa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nlineBlockParent.addChildArea( Area childArea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